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ndale Mono" fo:font-size="6pt" officeooo:rsid="000b0b63" officeooo:paragraph-rsid="000b0b63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2422575" text:style-name="L1">
        <text:list-item>
          <text:p text:style-name="P1">Button-2 + Button-1-LongClick: <text:span text:style-name="T3">Shutdown</text:span><text:span text:style-name="T2"> </text:span></text:p>
          <text:list>
            <text:list-item>
              <text:p text:style-name="P1">(confirm with dbl-click within 3 sec)</text:p>
            </text:list-item>
          </text:list>
        </text:list-item>
        <text:list-item>
          <text:p text:style-name="P1">Button-1-Dbl-Click: <text:span text:style-name="T3">Show local Menu</text:span></text:p>
        </text:list-item>
        <text:list-item>
          <text:p text:style-name="P1">Button-2-Dbl-Click: <text:span text:style-name="T3">Screen Saver Mode </text:span></text:p>
          <text:list>
            <text:list-item>
              <text:p text:style-name="P1">Any simple-click to resum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7:02:03.136625842</meta:creation-date>
    <dc:date>2020-05-18T17:06:49.520371512</dc:date>
    <meta:editing-duration>PT4M48S</meta:editing-duration>
    <meta:editing-cycles>1</meta:editing-cycles>
    <meta:document-statistic meta:table-count="0" meta:image-count="0" meta:object-count="0" meta:page-count="1" meta:paragraph-count="5" meta:word-count="27" meta:character-count="181" meta:non-whitespace-character-count="162"/>
    <meta:generator>LibreOffice/6.2.8.2$MacOSX_X86_64 LibreOffice_project/f82ddfca21ebc1e222a662a32b25c0c9d20169ee</meta:generator>
  </office:meta>
</office:document-meta>
</file>